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240000029A7FA8DC86B04AEA72.png"/>
  <manifest:file-entry manifest:media-type="image/png" manifest:full-path="Pictures/10000201000003FD000002C66F7EE8E1.png"/>
  <manifest:file-entry manifest:media-type="image/png" manifest:full-path="Pictures/10000201000003CE00000264D11EA5B66FE2D290.png"/>
  <manifest:file-entry manifest:media-type="image/png" manifest:full-path="Pictures/100002010000047A000002D8C53F066E451E3C59.png"/>
  <manifest:file-entry manifest:media-type="image/png" manifest:full-path="Pictures/10000201000003A300000249BEB09D446A6EA097.png"/>
  <manifest:file-entry manifest:media-type="image/jpeg" manifest:full-path="Pictures/10000000000004030000029A7D9C6F23.jpg"/>
  <manifest:file-entry manifest:media-type="image/png" manifest:full-path="Pictures/10000201000003CE00000264EB5A026AD0F90EB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0.15cm" fo:min-width="1.4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0.016cm" fo:min-width="0.366cm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0.016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0.016cm" fo:min-width="0.466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ff3333" draw:marker-start-width="0.252cm" draw:marker-end-width="0.252cm" draw:fill="none" draw:textarea-horizontal-align="justify" draw:textarea-vertical-align="middle" draw:auto-grow-height="false" fo:min-height="0.016cm" fo:min-width="0.5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0.789cm"/>
    </style:style>
    <style:style style:name="gr11" style:family="graphic" style:parent-style-name="standard">
      <style:graphic-properties draw:stroke="none" svg:stroke-color="#000000" draw:fill="none" draw:fill-color="#ffffff" fo:min-height="1.19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family="'Arial Black'" style:font-family-generic="swiss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Arial Black'" style:font-family-generic="swiss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9cm" svg:height="3.3cm" svg:x="12cm" svg:y="10.4cm">
          <draw:image xlink:href="Pictures/10000201000003FD000002C66F7EE8E1.png" xlink:type="simple" xlink:show="embed" xlink:actuate="onLoad">
            <text:p/>
          </draw:image>
        </draw:frame>
        <draw:frame draw:style-name="gr2" draw:text-style-name="P1" draw:layer="layout" svg:width="5.08cm" svg:height="3.192cm" svg:x="4.72cm" svg:y="15.2cm">
          <draw:image xlink:href="Pictures/10000201000003CE00000264EB5A026AD0F90EBE.png" xlink:type="simple" xlink:show="embed" xlink:actuate="onLoad">
            <text:p/>
          </draw:image>
        </draw:frame>
        <draw:frame draw:style-name="gr2" draw:text-style-name="P1" draw:layer="layout" svg:width="5.448cm" svg:height="3.423cm" svg:x="13.466cm" svg:y="4.219cm">
          <draw:image xlink:href="Pictures/10000201000003A300000249BEB09D446A6EA097.png" xlink:type="simple" xlink:show="embed" xlink:actuate="onLoad">
            <text:p/>
          </draw:image>
        </draw:frame>
        <draw:frame draw:style-name="gr2" draw:text-style-name="P1" draw:layer="layout" svg:width="5.2cm" svg:height="3.303cm" svg:x="2.3cm" svg:y="5.297cm">
          <draw:image xlink:href="Pictures/100002010000047A000002D8C53F066E451E3C59.png" xlink:type="simple" xlink:show="embed" xlink:actuate="onLoad">
            <text:p/>
          </draw:image>
        </draw:frame>
        <draw:frame draw:style-name="gr2" draw:text-style-name="P1" draw:layer="layout" svg:width="5.618cm" svg:height="3.529cm" svg:x="21.366cm" svg:y="4.19cm">
          <draw:image xlink:href="Pictures/10000201000004240000029A7FA8DC86B04AEA72.png" xlink:type="simple" xlink:show="embed" xlink:actuate="onLoad">
            <text:p/>
          </draw:image>
        </draw:frame>
        <draw:frame draw:style-name="gr2" draw:text-style-name="P1" draw:layer="layout" svg:width="5.062cm" svg:height="3.181cm" svg:x="16.504cm" svg:y="15.219cm">
          <draw:image xlink:href="Pictures/10000201000003CE00000264D11EA5B66FE2D290.png" xlink:type="simple" xlink:show="embed" xlink:actuate="onLoad">
            <text:p/>
          </draw:image>
        </draw:frame>
        <draw:line draw:style-name="gr3" draw:text-style-name="P1" draw:layer="layout" svg:x1="6.4cm" svg:y1="5.5cm" svg:x2="5.5cm" svg:y2="10.2cm">
          <text:p/>
        </draw:line>
        <draw:line draw:style-name="gr3" draw:text-style-name="P1" draw:layer="layout" svg:x1="14.2cm" svg:y1="11cm" svg:x2="16.066cm" svg:y2="7.619cm">
          <text:p/>
        </draw:line>
        <draw:line draw:style-name="gr3" draw:text-style-name="P1" draw:layer="layout" svg:x1="14.266cm" svg:y1="6.419cm" svg:x2="21.366cm" svg:y2="5.819cm">
          <text:p/>
        </draw:line>
        <draw:line draw:style-name="gr3" draw:text-style-name="P1" draw:layer="layout" svg:x1="21.966cm" svg:y1="7.419cm" svg:x2="16.466cm" svg:y2="10.519cm">
          <text:p/>
        </draw:line>
        <draw:line draw:style-name="gr3" draw:text-style-name="P1" draw:layer="layout" svg:x1="26.166cm" svg:y1="7.319cm" svg:x2="16.466cm" svg:y2="10.519cm">
          <text:p/>
        </draw:line>
        <draw:line draw:style-name="gr3" draw:text-style-name="P1" draw:layer="layout" svg:x1="14.066cm" svg:y1="7.419cm" svg:x2="12.9cm" svg:y2="10.4cm">
          <text:p/>
        </draw:line>
        <draw:line draw:style-name="gr3" draw:text-style-name="P1" draw:layer="layout" svg:x1="18.266cm" svg:y1="7.319cm" svg:x2="12.9cm" svg:y2="10.4cm">
          <text:p/>
        </draw:line>
        <draw:line draw:style-name="gr3" draw:text-style-name="P1" draw:layer="layout" svg:x1="12.1cm" svg:y1="13.6cm" svg:x2="7.8cm" svg:y2="12.1cm">
          <text:p/>
        </draw:line>
        <draw:line draw:style-name="gr3" draw:text-style-name="P1" draw:layer="layout" svg:x1="16.5cm" svg:y1="11.3cm" svg:x2="18.466cm" svg:y2="15.119cm">
          <text:p/>
        </draw:line>
        <draw:line draw:style-name="gr3" draw:text-style-name="P1" draw:layer="layout" svg:x1="17.166cm" svg:y1="18.119cm" svg:x2="13.466cm" svg:y2="13.519cm">
          <text:p/>
        </draw:line>
        <draw:line draw:style-name="gr3" draw:text-style-name="P1" draw:layer="layout" svg:x1="20.866cm" svg:y1="18.119cm" svg:x2="13.466cm" svg:y2="13.519cm">
          <text:p/>
        </draw:line>
        <draw:custom-shape draw:style-name="gr4" draw:text-style-name="P1" draw:layer="layout" svg:width="1.9cm" svg:height="0.4cm" svg:x="5.5cm" svg:y="5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0.3cm" svg:x="12.1cm" svg:y="1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cm" svg:height="0.3cm" svg:x="16.1cm" svg:y="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13.9cm" svg:y="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3cm" svg:x="13.666cm" svg:y="7.2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3cm" svg:x="17.866cm" svg:y="7.2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3cm" svg:height="0.2cm" svg:x="14.166cm" svg:y="6.31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2.066cm" svg:y1="6.419cm" svg:x2="18.866cm" svg:y2="6.419cm">
          <text:p/>
        </draw:line>
        <draw:custom-shape draw:style-name="gr6" draw:text-style-name="P1" draw:layer="layout" svg:width="0.3cm" svg:height="0.3cm" svg:x="21.866cm" svg:y="6.3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cm" svg:height="0.3cm" svg:x="21.566cm" svg:y="7.3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cm" svg:height="0.3cm" svg:x="25.866cm" svg:y="7.3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cm" svg:height="0.3cm" svg:x="4.8cm" svg:y="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0.3cm" svg:x="16.666cm" svg:y="18.0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0.3cm" svg:x="20.566cm" svg:y="18.019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656cm" svg:height="1.039cm" draw:transform="rotate (0.0799360797413252) translate (18.966cm 5.383cm)">
          <draw:text-box>
            <text:p><text:span text:style-name="T1">Check</text:span></text:p>
          </draw:text-box>
        </draw:frame>
        <draw:frame draw:style-name="gr10" draw:text-style-name="P2" draw:layer="layout" svg:width="2.095cm" svg:height="1.039cm" draw:transform="rotate (0.0172787595947406) translate (19.357cm 6.306cm)">
          <draw:text-box>
            <text:p><text:span text:style-name="T1">Uncheck</text:span></text:p>
          </draw:text-box>
        </draw:frame>
        <draw:frame draw:style-name="gr11" draw:text-style-name="P3" draw:layer="layout" svg:width="12.6cm" svg:height="1.445cm" svg:x="13cm" svg:y="2.157cm">
          <draw:text-box>
            <text:p><text:span text:style-name="T2">Wireflow</text:span></text:p>
          </draw:text-box>
        </draw:frame>
        <draw:frame draw:style-name="gr1" draw:text-style-name="P1" draw:layer="layout" svg:width="4.877cm" svg:height="3.285cm" svg:x="2.923cm" svg:y="10.215cm">
          <draw:image xlink:href="Pictures/10000000000004030000029A7D9C6F23.jpg" xlink:type="simple" xlink:show="embed" xlink:actuate="onLoad">
            <text:p/>
          </draw:image>
        </draw:frame>
        <draw:line draw:style-name="gr3" draw:text-style-name="P1" draw:layer="layout" svg:x1="5.6cm" svg:y1="18cm" svg:x2="5cm" svg:y2="13.5cm">
          <text:p/>
        </draw:line>
        <draw:custom-shape draw:style-name="gr9" draw:text-style-name="P1" draw:layer="layout" svg:width="1.1cm" svg:height="0.3cm" svg:x="6.6cm" svg:y="13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cm" svg:height="0.3cm" svg:x="3cm" svg:y="13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3cm" svg:y1="13.5cm" svg:x2="7.4cm" svg:y2="15.2cm">
          <text:p/>
        </draw:line>
        <draw:line draw:style-name="gr3" draw:text-style-name="P1" draw:layer="layout" svg:x1="3.7cm" svg:y1="13.1cm" svg:x2="4.4cm" svg:y2="8.6cm">
          <text:p/>
        </draw:line>
        <draw:custom-shape draw:style-name="gr9" draw:text-style-name="P1" draw:layer="layout" svg:width="0.3cm" svg:height="0.3cm" svg:x="6.6cm" svg:y="10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9cm" svg:y1="10.8cm" svg:x2="12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9-30T11:38:22.747000000</meta:creation-date>
    <dc:date>2018-10-07T12:22:14.96</dc:date>
    <meta:editing-duration>PT1H9M6S</meta:editing-duration>
    <meta:editing-cycles>4</meta:editing-cycles>
    <meta:generator>OpenOffice/4.1.5$Win32 OpenOffice.org_project/415m1$Build-9789</meta:generator>
    <meta:document-statistic meta:object-count="42"/>
  </office:meta>
</office:document-meta>
</file>